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officeooo:rsid="00990437" officeooo:paragraph-rsid="00990437" style:font-size-asian="14pt" style:font-size-complex="14pt"/>
    </style:style>
    <style:style style:name="P7" style:family="paragraph" style:parent-style-name="Standard">
      <style:text-properties fo:font-size="14pt" officeooo:rsid="009a2558" officeooo:paragraph-rsid="009a2558" style:font-size-asian="14pt" style:font-size-complex="14pt"/>
    </style:style>
    <style:style style:name="P8" style:family="paragraph" style:parent-style-name="Standard">
      <style:text-properties fo:font-size="14pt" officeooo:rsid="009a2558" officeooo:paragraph-rsid="009b6136" style:font-size-asian="14pt" style:font-size-complex="14pt"/>
    </style:style>
    <style:style style:name="P9" style:family="paragraph" style:parent-style-name="Standard">
      <style:text-properties fo:font-size="14pt" officeooo:rsid="009b3fda" officeooo:paragraph-rsid="009b3fda" style:font-size-asian="14pt" style:font-size-complex="14pt"/>
    </style:style>
    <style:style style:name="P10" style:family="paragraph" style:parent-style-name="Standard">
      <style:text-properties fo:font-size="14pt" officeooo:rsid="009b6136" officeooo:paragraph-rsid="009b6136" style:font-size-asian="14pt" style:font-size-complex="14pt"/>
    </style:style>
    <style:style style:name="P11" style:family="paragraph" style:parent-style-name="Standard">
      <style:text-properties fo:font-size="14pt" fo:font-weight="bold" officeooo:rsid="009a2558" officeooo:paragraph-rsid="009a255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2pt" fo:font-weight="bold" officeooo:rsid="00990437" officeooo:paragraph-rsid="00990437" style:font-size-asian="32pt" style:font-weight-asian="bold" style:font-size-complex="32pt" style:font-weight-complex="bold"/>
    </style:style>
    <style:style style:name="T1" style:family="text">
      <style:text-properties officeooo:rsid="00990437"/>
    </style:style>
    <style:style style:name="T2" style:family="text">
      <style:text-properties officeooo:rsid="009a2558"/>
    </style:style>
    <style:style style:name="T3" style:family="text">
      <style:text-properties fo:font-weight="bold" officeooo:rsid="009b3fda" style:font-weight-asian="bold" style:font-weight-complex="bold"/>
    </style:style>
    <style:style style:name="T4" style:family="text">
      <style:text-properties fo:font-weight="normal" officeooo:rsid="009b3fda" style:font-weight-asian="normal" style:font-weight-complex="normal"/>
    </style:style>
    <style:style style:name="T5" style:family="text">
      <style:text-properties fo:font-weight="normal" officeooo:rsid="009b6136" style:font-weight-asian="normal" style:font-weight-complex="normal"/>
    </style:style>
    <style:style style:name="T6" style:family="text">
      <style:text-properties officeooo:rsid="009b61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12">Mountain modulo Hill</text:p>
      <text:p text:style-name="P1">Richard Parker <text:span text:style-name="T1">18.6</text:span>.201<text:span text:style-name="T1">7</text:span></text:p>
      <text:p text:style-name="P4"/>
      <text:p text:style-name="P5">Section 1 – Introduction</text:p>
      <text:p text:style-name="P3"/>
      <text:p text:style-name="P6">A common requirement, which needs to be addressed, is the problem of obtaining the action of a matrix G on a sub-quotient M/H, where both M and H are given as Negative Reduced Echelon Form (NREF) - that is to say as a bit-string and a remnant. <text:s/>To start with, I will assume that the bit<text:span text:style-name="T2">-</text:span>string for H is contained in the bitstring for M, and that both M and H are known to be invariant under G, and that H is known to be contained in M. <text:s/>All these issues need to be considered later.</text:p>
      <text:p text:style-name="P6"/>
      <text:p text:style-name="P6">Let P (the "peak") be the space spanned by the rows of M whose pivots are not pivots of H.</text:p>
      <text:p text:style-name="P6">Then although P is not necessarily G-invariant, it is a complement to H in M.</text:p>
      <text:p text:style-name="P6"/>
      <text:p text:style-name="P6">Proof. <text:s/>As these rows are all zero on the pivots of H, the space they span is clearly disjoint from H, and - counting dimensions - it is also clear (since H is contained in M) that they span all of M after H is adjoined.</text:p>
      <text:p text:style-name="P6"/>
      <text:p text:style-name="P6">Our aim is then to multiply P by G (using the NREF), clean the result with H to make all those columns zero, and then extract the P-pivotal columns of the result to get the action of G.</text:p>
      <text:p text:style-name="P6"/>
      <text:p text:style-name="P10">The first step is to apply Hbs as a column-select to G. <text:s/>The selected columns are discarded and the non-selected columns are retained as a matrix Ghc (G on H-complement).</text:p>
      <text:p text:style-name="P6"/>
      <text:p text:style-name="P9">The first step is then to apply Hbs as a row select to G. <text:s/>The selected rows are discarded, and the non-selected rows <text:span text:style-name="T6">Gns </text:span>are what we need for the multiplication.</text:p>
      <text:p text:style-name="P9"/>
      <text:p text:style-name="P9">We now need the bit-string to apply to this to separate the pivotal rows and the non-pivotal ones. <text:s/>It may be that this can be done by some clever pratting about, but I propose that we write a new (trival) program to do this. <text:s/>I call this znb ("New Bits").</text:p>
      <text:p text:style-name="P6"/>
      <text:p text:style-name="P11">Specification of znb.</text:p>
      <text:p text:style-name="P7"/>
      <text:p text:style-name="P8">This program reads in two bit strings Hbs and Mbs, and produces a new bit-string Pbs. <text:s/>The first step is to check that Hbs and Mbs have the same total number of bits, and if not print an error to that effect and exit. <text:s/>Otherwise Pbs is made <text:span text:style-name="T6">and zeroized whose length is the number of </text:span><text:span text:style-name="T3">unset</text:span><text:span text:style-name="T4"> bits in Hbs, and the number of set bits is the difference between the number of unset bits </text:span><text:soft-page-break/><text:span text:style-name="T4">in Hbs and Mbs.</text:span><text:span text:style-name="T5"> <text:s/></text:span>The bits of Hbs and Mbs are then processed, one at a time<text:span text:style-name="T6">, with a variable j keeping track of where in the output we are.</text:span></text:p>
      <text:p text:style-name="P8"/>
      <text:p text:style-name="P10">Hbs=0 Mbs=0 <text:s/>j++</text:p>
      <text:p text:style-name="P10">Hbs=0 Mbs=1 <text:s/>setbit(j++)</text:p>
      <text:p text:style-name="P10">Hbs=1 Mbs=0 <text:s/>stop with an error - Hbs not contained in Mbs</text:p>
      <text:p text:style-name="P10">Hbs=1 Mbs=1 do nothing.</text:p>
      <text:p text:style-name="P7"/>
      <text:p text:style-name="P7">The result is a bit-string which we may call Pbs.<text:span text:style-name="T6"> <text:s/>Apply it as a row-select to Gns. <text:s/>The selected rows are Gpv and the non-selected rows are Gnp.</text:span></text:p>
      <text:p text:style-name="P7"/>
      <text:p text:style-name="P7">A row-select using this bit-string is then applied to the M-remnant to obtain the remnant Prm of P (the non-selected rows are discarded).</text:p>
      <text:p text:style-name="P7"/>
      <text:p text:style-name="P7">The next step is to obtain the relevant portions of the generator G. <text:s/>The part to be multiplied by the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06-18T12:57:25.113922517</dc:date>
    <meta:editing-duration>P4DT5H27M15S</meta:editing-duration>
    <meta:editing-cycles>407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21" meta:word-count="537" meta:character-count="2766" meta:non-whitespace-character-count="2232"/>
  </office:meta>
</office:document-meta>
</file>